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5F70000004D32FEC8C4AF09C53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reshark study</text:p>
      <text:p text:style-name="Standard"/>
      <text:p text:style-name="Standard">Pomodoro Tec</text:p>
      <text:p text:style-name="Standard"/>
      <text:p text:style-name="Standard">25 . 10 . 25. In reality, use a 10 min break to study more.</text:p>
      <text:p text:style-name="Standard">Packet analysis.</text:p>
      <text:p text:style-name="Standard"/>
      <text:p text:style-name="Standard">WireShark Filter</text:p>
      <text:p text:style-name="Standard">tcp.port == 80 || udp.port == 80</text:p>
      <text:p text:style-name="Standard"/>
      <text:p text:style-name="Standard">Three - hand shake . Start on bottom Source IP 10.0.2.15 call on port 74 41702 to 34.107.221.82 on port 80 and ask “I question the quality of my SYNC signals?” IP 34.107.221.82 on port 60 80 respond to 41702 “You Signals are clean lamb of god, I question the quality of my SYC, Roger ACK” and IP 10.0.2.15 on port 5441702 respond to IP 34.107.221.82 on port 80 “ACK Roger , Broadcast !”</text:p>
      <text:p text:style-name="Standard">HTTP enter and put a paper on the table . To this comunicacion stay up you might respect these rules. HAND SHAKE! 364 get success.txt</text:p>
      <text:p text:style-name="Standard">Time travel is possible for data off course xp<draw:frame draw:style-name="fr1" draw:name="image1.png" text:anchor-type="as-char" svg:width="6.2681in" svg:height="0.3193in" draw:z-index="0"><draw:image xlink:href="Pictures/10000000000005F70000004D32FEC8C4AF09C53B.png" xlink:type="simple" xlink:show="embed" xlink:actuate="onLoad" loext:mime-type="image/png"/></draw:frame></text:p>
      <text:p text:style-name="Standard"/>
      <text:p text:style-name="Standard">I believe in wire shark the most part of packets are sent in a constant way for in this case the user maintains the browser realtime updated to be able to write in docs online. This is amazing how computer science evolution try to speed up things xp <text:line-break/> </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By MS <text:tab/>date &gt; 09 &amp; set 202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 meta:paragraph-count="11" meta:word-count="194" meta:character-count="994" meta:non-whitespace-character-count="807"/>
    <meta:generator>LibreOfficeDev/6.0.5.2$Linux_X86_64 LibreOffice_project/</meta:generator>
  </office:meta>
</office:document-meta>
</file>